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Helvetica" svg:font-family="Helvetica"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none"/>
    </style:style>
    <style:style style:name="Table3" style:family="table">
      <style:table-properties style:width="6.9292in" table:align="center"/>
    </style:style>
    <style:style style:name="Table3.A" style:family="table-column">
      <style:table-column-properties style:column-width="2.3097in"/>
    </style:style>
    <style:style style:name="Table3.A1" style:family="table-cell">
      <style:table-cell-properties fo:padding="0.0382in" fo:border="none"/>
    </style:style>
    <style:style style:name="Table4" style:family="table">
      <style:table-properties style:width="1.3715in" table:align="left"/>
    </style:style>
    <style:style style:name="Table4.A" style:family="table-column">
      <style:table-column-properties style:column-width="0.341in"/>
    </style:style>
    <style:style style:name="Table4.B" style:family="table-column">
      <style:table-column-properties style:column-width="0.2576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6" style:family="table">
      <style:table-properties style:width="1.3715in" table:align="left"/>
    </style:style>
    <style:style style:name="Table6.A" style:family="table-column">
      <style:table-column-properties style:column-width="0.341in"/>
    </style:style>
    <style:style style:name="Table6.B" style:family="table-column">
      <style:table-column-properties style:column-width="0.2576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9" style:family="table">
      <style:table-properties style:width="1.3715in" table:align="left"/>
    </style:style>
    <style:style style:name="Table9.A" style:family="table-column">
      <style:table-column-properties style:column-width="0.341in"/>
    </style:style>
    <style:style style:name="Table9.B" style:family="table-column">
      <style:table-column-properties style:column-width="0.2576in"/>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ize="10pt" officeooo:rsid="00172849" style:font-size-asian="10pt" style:font-size-complex="10pt"/>
    </style:style>
    <style:style style:name="P2" style:family="paragraph" style:parent-style-name="Header">
      <style:paragraph-properties fo:text-align="end" style:justify-single-word="false"/>
      <style:text-properties fo:font-size="10pt" officeooo:rsid="0018a079" officeooo:paragraph-rsid="0018a079" style:font-size-asian="10pt" style:font-size-complex="10pt"/>
    </style:style>
    <style:style style:name="P3" style:family="paragraph" style:parent-style-name="Standard">
      <style:text-properties officeooo:rsid="00172849" officeooo:paragraph-rsid="00172849"/>
    </style:style>
    <style:style style:name="P4" style:family="paragraph" style:parent-style-name="Standard">
      <style:text-properties fo:font-style="italic" officeooo:rsid="0017f268" officeooo:paragraph-rsid="0017f268" style:font-style-asian="italic" style:font-style-complex="italic"/>
    </style:style>
    <style:style style:name="P5" style:family="paragraph" style:parent-style-name="Standard">
      <style:text-properties fo:font-style="italic" officeooo:rsid="00172849" officeooo:paragraph-rsid="00172849" style:font-style-asian="italic" style:font-style-complex="italic"/>
    </style:style>
    <style:style style:name="P6" style:family="paragraph" style:parent-style-name="Standard">
      <style:text-properties officeooo:paragraph-rsid="0019048e"/>
    </style:style>
    <style:style style:name="P7" style:family="paragraph" style:parent-style-name="Preformatted_20_Text">
      <style:paragraph-properties fo:text-align="center" style:justify-single-word="false"/>
      <style:text-properties officeooo:rsid="00172849" officeooo:paragraph-rsid="00172849"/>
    </style:style>
    <style:style style:name="P8" style:family="paragraph" style:parent-style-name="Preformatted_20_Text">
      <style:paragraph-properties fo:text-align="center" style:justify-single-word="false"/>
      <style:text-properties officeooo:rsid="00172849" officeooo:paragraph-rsid="0019048e"/>
    </style:style>
    <style:style style:name="P9" style:family="paragraph" style:parent-style-name="Preformatted_20_Text">
      <style:paragraph-properties fo:text-align="center" style:justify-single-word="false"/>
      <style:text-properties fo:color="#800000" officeooo:rsid="00172849" officeooo:paragraph-rsid="00172849"/>
    </style:style>
    <style:style style:name="P10" style:family="paragraph" style:parent-style-name="Preformatted_20_Text">
      <style:paragraph-properties fo:text-align="center" style:justify-single-word="false"/>
      <style:text-properties fo:color="#800000" officeooo:rsid="0019048e" officeooo:paragraph-rsid="0019048e"/>
    </style:style>
    <style:style style:name="P11" style:family="paragraph" style:parent-style-name="Preformatted_20_Text">
      <style:paragraph-properties fo:text-align="center" style:justify-single-word="false"/>
      <style:text-properties fo:color="#7e0021" officeooo:rsid="00172849" officeooo:paragraph-rsid="00172849"/>
    </style:style>
    <style:style style:name="P12" style:family="paragraph" style:parent-style-name="Preformatted_20_Text">
      <style:paragraph-properties fo:text-align="center" style:justify-single-word="false"/>
      <style:text-properties fo:color="#000000" officeooo:rsid="00172849" officeooo:paragraph-rsid="00172849"/>
    </style:style>
    <style:style style:name="P13" style:family="paragraph" style:parent-style-name="Preformatted_20_Text">
      <style:paragraph-properties fo:text-align="center" style:justify-single-word="false"/>
    </style:style>
    <style:style style:name="P14" style:family="paragraph" style:parent-style-name="Preformatted_20_Text">
      <style:paragraph-properties fo:text-align="center" style:justify-single-word="false"/>
      <style:text-properties officeooo:paragraph-rsid="0019048e"/>
    </style:style>
    <style:style style:name="P15" style:family="paragraph" style:parent-style-name="Preformatted_20_Text">
      <style:paragraph-properties fo:text-align="center" style:justify-single-word="false"/>
      <style:text-properties officeooo:rsid="0019048e" officeooo:paragraph-rsid="0019048e"/>
    </style:style>
    <style:style style:name="P16" style:family="paragraph" style:parent-style-name="Preformatted_20_Text">
      <style:paragraph-properties fo:text-align="center" style:justify-single-word="false"/>
      <style:text-properties officeooo:rsid="001aa963" officeooo:paragraph-rsid="001aa963"/>
    </style:style>
    <style:style style:name="P17" style:family="paragraph" style:parent-style-name="Preformatted_20_Text">
      <style:paragraph-properties fo:text-align="start" style:justify-single-word="false"/>
    </style:style>
    <style:style style:name="P18" style:family="paragraph" style:parent-style-name="Title">
      <style:paragraph-properties fo:text-align="start" style:justify-single-word="false"/>
      <style:text-properties fo:font-size="26pt" style:font-size-asian="26pt" style:font-size-complex="26pt"/>
    </style:style>
    <style:style style:name="P19" style:family="paragraph" style:parent-style-name="Text_20_body">
      <style:text-properties officeooo:paragraph-rsid="001aa963"/>
    </style:style>
    <style:style style:name="P20" style:family="paragraph" style:parent-style-name="Text_20_body">
      <style:text-properties officeooo:rsid="001d9e9f" officeooo:paragraph-rsid="001d9e9f"/>
    </style:style>
    <style:style style:name="P21" style:family="paragraph" style:parent-style-name="Text_20_body">
      <style:text-properties officeooo:paragraph-rsid="001d9e9f"/>
    </style:style>
    <style:style style:name="P22" style:family="paragraph" style:parent-style-name="Text_20_body">
      <style:paragraph-properties fo:text-align="center" style:justify-single-word="false"/>
      <style:text-properties fo:font-style="italic" officeooo:rsid="001d9e9f" officeooo:paragraph-rsid="001d9e9f" style:font-style-asian="italic" style:font-style-complex="italic"/>
    </style:style>
    <style:style style:name="P23" style:family="paragraph" style:parent-style-name="Text_20_body">
      <style:text-properties officeooo:rsid="00202df1" officeooo:paragraph-rsid="00202df1"/>
    </style:style>
    <style:style style:name="P24" style:family="paragraph" style:parent-style-name="Text_20_body">
      <style:text-properties officeooo:paragraph-rsid="00217cc8"/>
    </style:style>
    <style:style style:name="P25" style:family="paragraph" style:parent-style-name="Standard">
      <style:text-properties officeooo:paragraph-rsid="0019048e"/>
    </style:style>
    <style:style style:name="P26" style:family="paragraph" style:parent-style-name="Heading_20_2">
      <style:text-properties officeooo:rsid="001d9e9f" officeooo:paragraph-rsid="001d9e9f"/>
    </style:style>
    <style:style style:name="P27" style:family="paragraph" style:parent-style-name="Heading_20_1">
      <style:text-properties officeooo:rsid="00172849" officeooo:paragraph-rsid="00172849"/>
    </style:style>
    <style:style style:name="P28" style:family="paragraph" style:parent-style-name="Heading_20_1">
      <style:text-properties officeooo:rsid="001aa963" officeooo:paragraph-rsid="001aa963"/>
    </style:style>
    <style:style style:name="P29" style:family="paragraph" style:parent-style-name="Preformatted_20_Text">
      <style:paragraph-properties fo:text-align="center" style:justify-single-word="false"/>
      <style:text-properties fo:color="#800000" officeooo:rsid="0019048e" officeooo:paragraph-rsid="0019048e"/>
    </style:style>
    <style:style style:name="P30" style:family="paragraph" style:parent-style-name="Preformatted_20_Text">
      <style:text-properties fo:color="#000000" style:font-name="Liberation Mono1" fo:font-size="10pt" style:font-size-asian="10pt" style:font-size-complex="10pt"/>
    </style:style>
    <style:style style:name="T1" style:family="text">
      <style:text-properties officeooo:rsid="00172849"/>
    </style:style>
    <style:style style:name="T2" style:family="text">
      <style:text-properties fo:color="#800000"/>
    </style:style>
    <style:style style:name="T3" style:family="text">
      <style:text-properties fo:color="#800000" officeooo:rsid="00172849"/>
    </style:style>
    <style:style style:name="T4" style:family="text">
      <style:text-properties fo:color="#800000" fo:font-weight="normal" style:font-weight-asian="normal" style:font-weight-complex="normal"/>
    </style:style>
    <style:style style:name="T5" style:family="text">
      <style:text-properties fo:color="#800000" officeooo:rsid="0019048e"/>
    </style:style>
    <style:style style:name="T6" style:family="text">
      <style:text-properties fo:color="#800000" officeooo:rsid="001c8a6f"/>
    </style:style>
    <style:style style:name="T7" style:family="text">
      <style:text-properties officeooo:rsid="0019048e"/>
    </style:style>
    <style:style style:name="T8" style:family="text">
      <style:text-properties fo:font-style="italic" officeooo:rsid="0017f268" style:font-style-asian="italic" style:font-style-complex="italic"/>
    </style:style>
    <style:style style:name="T9" style:family="text">
      <style:text-properties fo:font-style="italic" officeooo:rsid="0019048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style:font-name="Liberation Serif" fo:font-size="12pt" fo:font-style="normal" style:font-size-asian="12pt" style:font-style-asian="normal" style:font-size-complex="12pt" style:font-style-complex="normal"/>
    </style:style>
    <style:style style:name="T14" style:family="text">
      <style:text-properties style:font-name="Liberation Serif" fo:font-size="12pt" fo:font-style="normal" fo:font-weight="normal" officeooo:rsid="001d9e9f" style:font-size-asian="10.5pt" style:font-style-asian="normal" style:font-weight-asian="normal" style:font-size-complex="12pt" style:font-style-complex="normal" style:font-weight-complex="normal"/>
    </style:style>
    <style:style style:name="T15" style:family="text">
      <style:text-properties style:font-name="Liberation Serif" fo:font-size="12pt" fo:font-style="normal" fo:font-weight="normal" officeooo:rsid="001f57a5" style:font-size-asian="10.5pt" style:font-style-asian="normal" style:font-weight-asian="normal" style:font-size-complex="12pt" style:font-style-complex="normal" style:font-weight-complex="normal"/>
    </style:style>
    <style:style style:name="T16" style:family="text">
      <style:text-properties style:font-name="Liberation Serif" fo:font-size="12pt" fo:font-style="normal" fo:font-weight="normal" officeooo:rsid="00217cc8" style:font-size-asian="10.5pt" style:font-style-asian="normal" style:font-weight-asian="normal" style:font-size-complex="12pt" style:font-style-complex="normal" style:font-weight-complex="normal"/>
    </style:style>
    <style:style style:name="T17" style:family="text">
      <style:text-properties style:font-name="Liberation Serif" fo:font-size="12pt" fo:font-style="normal" fo:font-weight="normal" officeooo:rsid="001fa87e" style:font-size-asian="10.5pt" style:font-style-asian="normal" style:font-weight-asian="normal" style:font-size-complex="12pt" style:font-style-complex="normal" style:font-weight-complex="normal"/>
    </style:style>
    <style:style style:name="T18" style:family="text">
      <style:text-properties style:font-name="Liberation Serif" fo:font-size="12pt" fo:font-style="normal" fo:font-weight="bold" officeooo:rsid="001d9e9f" style:font-size-asian="10.5pt" style:font-style-asian="normal" style:font-weight-asian="bold" style:font-size-complex="12pt" style:font-style-complex="normal" style:font-weight-complex="bold"/>
    </style:style>
    <style:style style:name="T19"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0" style:family="text">
      <style:text-properties style:font-name="Liberation Mono1" fo:font-size="10pt" fo:font-style="normal" fo:font-weight="bold" officeooo:rsid="001d9e9f" style:font-size-asian="10pt" style:font-style-asian="normal" style:font-weight-asian="bold" style:font-size-complex="10pt" style:font-style-complex="normal" style:font-weight-complex="bold"/>
    </style:style>
    <style:style style:name="T21" style:family="text">
      <style:text-properties style:font-name="Liberation Mono1" fo:font-size="10pt" fo:font-style="normal" fo:font-weight="bold" officeooo:rsid="001f57a5" style:font-size-asian="10pt" style:font-style-asian="normal" style:font-weight-asian="bold" style:font-size-complex="10pt" style:font-style-complex="normal" style:font-weight-complex="bold"/>
    </style:style>
    <style:style style:name="T22" style:family="text">
      <style:text-properties style:font-name="Liberation Mono1" fo:font-size="10pt" fo:font-style="normal" fo:font-weight="bold" officeooo:rsid="001fa87e" style:font-size-asian="10pt" style:font-style-asian="normal" style:font-weight-asian="bold" style:font-size-complex="10pt" style:font-style-complex="normal" style:font-weight-complex="bold"/>
    </style:style>
    <style:style style:name="T23" style:family="text">
      <style:text-properties style:font-name="Liberation Mono1" fo:font-size="10pt" fo:font-style="normal" fo:font-weight="bold" officeooo:rsid="001f57a5" style:font-size-asian="8.75pt" style:font-style-asian="normal" style:font-weight-asian="bold" style:font-size-complex="10pt" style:font-style-complex="normal" style:font-weight-complex="bold"/>
    </style:style>
    <style:style style:name="T24" style:family="text">
      <style:text-properties style:font-name="Liberation Mono1" fo:font-size="10pt" fo:font-weight="bold" style:font-size-asian="10pt" style:font-weight-asian="bold" style:font-size-complex="10pt" style:font-weight-complex="bold"/>
    </style:style>
    <style:style style:name="T25" style:family="text">
      <style:text-properties style:font-name="Liberation Mono1" fo:font-size="10pt" fo:font-weight="bold" officeooo:rsid="001fa87e" style:font-size-asian="10pt" style:font-weight-asian="bold" style:font-size-complex="10pt" style:font-weight-complex="bold"/>
    </style:style>
    <style:style style:name="T26" style:family="text">
      <style:text-properties style:font-name="Liberation Mono1" fo:font-size="10pt" fo:font-weight="bold" officeooo:rsid="00202df1" style:font-size-asian="10pt" style:font-weight-asian="bold" style:font-size-complex="10pt" style:font-weight-complex="bold"/>
    </style:style>
    <style:style style:name="T27" style:family="text">
      <style:text-properties officeooo:rsid="001fa87e"/>
    </style:style>
    <style:style style:name="T28" style:family="text">
      <style:text-properties officeooo:rsid="00202df1"/>
    </style:style>
    <style:style style:name="T29" style:family="text">
      <style:text-properties officeooo:rsid="00217cc8"/>
    </style:style>
    <style:style style:name="fr1" style:family="graphic" style:parent-style-name="Frame">
      <style:graphic-properties style:run-through="foreground" style:wrap="none" style:vertical-pos="top" style:vertical-rel="paragraph-content" style:horizontal-pos="center" style:horizontal-rel="paragraph" fo:background-color="#cccccc" style:background-transparency="0%">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Homework <text:span text:style-name="T1">#</text:span>3</text:p>
      <text:h text:style-name="P27" text:outline-level="1">Part A</text:h>
      <text:h text:style-name="P26" text:outline-level="2">Conversions</text:h>
      <text:p text:style-name="P5">Convert decimal {112, 101, 128} to binary:</text:p>
      <text:p text:style-name="P3"/>
      <table:table table:name="Table1" table:style-name="Table1">
        <table:table-column table:style-name="Table1.A" table:number-columns-repeated="3"/>
        <table:table-row>
          <table:table-cell table:style-name="Table1.A1" office:value-type="string">
            <text:p text:style-name="P8">11<text:span text:style-name="T7">2</text:span>/<text:span text:style-name="T7">2</text:span> = 56 r<text:span text:style-name="T2">0</text:span></text:p>
            <text:p text:style-name="P8">56/<text:span text:style-name="T7">2</text:span> <text:s/>= 28 r<text:span text:style-name="T2">0</text:span></text:p>
            <text:p text:style-name="P8">28/<text:span text:style-name="T7">2</text:span> <text:s/>= 14 r<text:span text:style-name="T2">0</text:span></text:p>
            <text:p text:style-name="P8">14/<text:span text:style-name="T7">2</text:span> <text:s/>= <text:s/>7 r<text:span text:style-name="T2">0</text:span></text:p>
            <text:p text:style-name="P8">7/<text:span text:style-name="T7">2</text:span> <text:s text:c="2"/>= <text:s/>3 r<text:span text:style-name="T2">1</text:span></text:p>
            <text:p text:style-name="P8">3/<text:span text:style-name="T7">2</text:span> <text:s text:c="2"/>= <text:s/><text:span text:style-name="T2">1</text:span> r<text:span text:style-name="T2">1</text:span></text:p>
            <text:p text:style-name="P7">1 stop</text:p>
            <text:p text:style-name="P7"/>
            <text:p text:style-name="P7"/>
            <text:p text:style-name="P9">1110000</text:p>
          </table:table-cell>
          <table:table-cell table:style-name="Table1.A1" office:value-type="string">
            <text:p text:style-name="P14"><text:span text:style-name="T1">101/2 = 50 r</text:span><text:span text:style-name="T3">1</text:span></text:p>
            <text:p text:style-name="P8">50/<text:span text:style-name="T7">2</text:span> <text:s/>= 25 r<text:span text:style-name="T2">0</text:span></text:p>
            <text:p text:style-name="P8">25/<text:span text:style-name="T7">2</text:span> <text:s/>= 12 r<text:span text:style-name="T2">1</text:span></text:p>
            <text:p text:style-name="P8">12/<text:span text:style-name="T7">2</text:span> <text:s/>= <text:s/>6 r<text:span text:style-name="T2">0</text:span></text:p>
            <text:p text:style-name="P8">6/<text:span text:style-name="T7">2</text:span> <text:s text:c="2"/>= <text:s/>3 r<text:span text:style-name="T2">0</text:span></text:p>
            <text:p text:style-name="P8">3/<text:span text:style-name="T7">2</text:span> <text:s text:c="2"/>= <text:s/><text:span text:style-name="T2">1</text:span> r<text:span text:style-name="T2">1</text:span></text:p>
            <text:p text:style-name="P7">1 stop</text:p>
            <text:p text:style-name="P7"/>
            <text:p text:style-name="P7"/>
            <text:p text:style-name="P9">1100101</text:p>
          </table:table-cell>
          <table:table-cell table:style-name="Table1.A1" office:value-type="string">
            <text:p text:style-name="P7">128/2 = 64 r<text:span text:style-name="T2">0</text:span></text:p>
            <text:p text:style-name="P8">64/<text:span text:style-name="T7">2</text:span> <text:s/>= 32 r<text:span text:style-name="T2">0</text:span></text:p>
            <text:p text:style-name="P8">32/<text:span text:style-name="T7">2</text:span> <text:s/>= 16 r<text:span text:style-name="T2">0</text:span></text:p>
            <text:p text:style-name="P8">16/<text:span text:style-name="T7">2</text:span> <text:s/>= <text:s/>8 r<text:span text:style-name="T2">0</text:span></text:p>
            <text:p text:style-name="P8">8/<text:span text:style-name="T7">2</text:span> <text:s text:c="2"/>= <text:s/>4 r<text:span text:style-name="T2">0</text:span></text:p>
            <text:p text:style-name="P8">4/<text:span text:style-name="T7">2</text:span> <text:s text:c="2"/>= <text:s/>2 r<text:span text:style-name="T2">0</text:span></text:p>
            <text:p text:style-name="P8">2/<text:span text:style-name="T7">2</text:span> <text:s text:c="2"/>= <text:s/><text:span text:style-name="T4">1</text:span> r<text:span text:style-name="T2">0</text:span></text:p>
            <text:p text:style-name="P12">1 stop</text:p>
            <text:p text:style-name="P12"/>
            <text:p text:style-name="P11">10000000</text:p>
          </table:table-cell>
        </table:table-row>
      </table:table>
      <text:p text:style-name="P3"/>
      <text:p text:style-name="P4"><text:span text:style-name="T1">Convert decimal {112, 101, 128} to </text:span>hexadecimal<text:span text:style-name="T1">:</text:span> </text:p>
      <text:p text:style-name="P4"/>
      <table:table table:name="Table2" table:style-name="Table2">
        <table:table-column table:style-name="Table2.A" table:number-columns-repeated="3"/>
        <table:table-row>
          <table:table-cell table:style-name="Table2.A1" office:value-type="string">
            <text:p text:style-name="P15">112/16 = <text:span text:style-name="T2">7</text:span> r<text:span text:style-name="T2">0</text:span></text:p>
            <text:p text:style-name="P10">70</text:p>
          </table:table-cell>
          <table:table-cell table:style-name="Table2.A1" office:value-type="string">
            <text:p text:style-name="P13">101/<text:span text:style-name="T7">16 = </text:span><text:span text:style-name="T5">6</text:span><text:span text:style-name="T7"> r</text:span><text:span text:style-name="T5">5</text:span></text:p>
            <text:p text:style-name="P15"><text:span text:style-name="T5">6</text:span><text:span text:style-name="T2">5</text:span></text:p>
          </table:table-cell>
          <table:table-cell table:style-name="Table2.A1" office:value-type="string">
            <text:p text:style-name="P15">128/16 = <text:span text:style-name="T2">8</text:span> r<text:span text:style-name="T2">0</text:span></text:p>
            <text:p text:style-name="P10">80</text:p>
          </table:table-cell>
        </table:table-row>
      </table:table>
      <text:p text:style-name="P4"/>
      <text:p text:style-name="P6"><text:span text:style-name="T8">Convert the following </text:span><text:span text:style-name="T9">{</text:span>1001, 11001, 1111<text:span text:style-name="T9">}</text:span><text:span text:style-name="T8"> binary numbers into decimal:</text:span></text:p>
      <text:p text:style-name="P6"/>
      <table:table table:name="Table3" table:style-name="Table3">
        <table:table-column table:style-name="Table3.A" table:number-columns-repeated="3"/>
        <table:table-row>
          <table:table-cell table:style-name="Table3.A1" office:value-type="string">
            <text:p text:style-name="P17"/>
            <table:table table:name="Table4" table:style-name="Table4">
              <table:table-column table:style-name="Table4.A"/>
              <table:table-column table:style-name="Table4.B" table:number-columns-repeated="4"/>
              <table:table-row>
                <table:table-cell table:style-name="Table4.A1" office:value-type="string">
                  <text:p text:style-name="P13">x16</text:p>
                </table:table-cell>
                <table:table-cell table:style-name="Table4.A1" office:value-type="string">
                  <text:p text:style-name="P13">x8</text:p>
                </table:table-cell>
                <table:table-cell table:style-name="Table4.A1" office:value-type="string">
                  <text:p text:style-name="P13">x4</text:p>
                </table:table-cell>
                <table:table-cell table:style-name="Table4.A1" office:value-type="string">
                  <text:p text:style-name="P13">x2</text:p>
                </table:table-cell>
                <table:table-cell table:style-name="Table4.E1" office:value-type="string">
                  <text:p text:style-name="P13">x1</text:p>
                </table:table-cell>
              </table:table-row>
              <table:table-row>
                <table:table-cell table:style-name="Table4.A2" office:value-type="string">
                  <text:p text:style-name="P16">0</text:p>
                </table:table-cell>
                <table:table-cell table:style-name="Table4.A2" office:value-type="string">
                  <text:p text:style-name="P16">1</text:p>
                </table:table-cell>
                <table:table-cell table:style-name="Table4.A2" office:value-type="string">
                  <text:p text:style-name="P16">0</text:p>
                </table:table-cell>
                <table:table-cell table:style-name="Table4.A2" office:value-type="string">
                  <text:p text:style-name="P16">0</text:p>
                </table:table-cell>
                <table:table-cell table:style-name="Table4.E2" office:value-type="string">
                  <text:p text:style-name="P16">1</text:p>
                </table:table-cell>
              </table:table-row>
              <table:table-row>
                <table:table-cell table:style-name="Table4.E2" table:number-columns-spanned="5" office:value-type="string">
                  <text:p text:style-name="P16">8+1 = <text:span text:style-name="T2">9</text:span></text:p>
                </table:table-cell>
                <table:covered-table-cell/>
                <table:covered-table-cell/>
                <table:covered-table-cell/>
                <table:covered-table-cell/>
              </table:table-row>
            </table:table>
            <text:p text:style-name="P13"/>
          </table:table-cell>
          <table:table-cell table:style-name="Table3.A1" office:value-type="string">
            <text:p text:style-name="P13"/>
            <table:table table:name="Table6" table:style-name="Table6">
              <table:table-column table:style-name="Table6.A"/>
              <table:table-column table:style-name="Table6.B" table:number-columns-repeated="4"/>
              <table:table-row>
                <table:table-cell table:style-name="Table6.A1" office:value-type="string">
                  <text:p text:style-name="P13">x16</text:p>
                </table:table-cell>
                <table:table-cell table:style-name="Table6.A1" office:value-type="string">
                  <text:p text:style-name="P13">x8</text:p>
                </table:table-cell>
                <table:table-cell table:style-name="Table6.A1" office:value-type="string">
                  <text:p text:style-name="P13">x4</text:p>
                </table:table-cell>
                <table:table-cell table:style-name="Table6.A1" office:value-type="string">
                  <text:p text:style-name="P13">x2</text:p>
                </table:table-cell>
                <table:table-cell table:style-name="Table6.E1" office:value-type="string">
                  <text:p text:style-name="P13">x1</text:p>
                </table:table-cell>
              </table:table-row>
              <table:table-row>
                <table:table-cell table:style-name="Table6.A2" office:value-type="string">
                  <text:p text:style-name="P16">1</text:p>
                </table:table-cell>
                <table:table-cell table:style-name="Table6.A2" office:value-type="string">
                  <text:p text:style-name="P16">1</text:p>
                </table:table-cell>
                <table:table-cell table:style-name="Table6.A2" office:value-type="string">
                  <text:p text:style-name="P16">0</text:p>
                </table:table-cell>
                <table:table-cell table:style-name="Table6.A2" office:value-type="string">
                  <text:p text:style-name="P16">0</text:p>
                </table:table-cell>
                <table:table-cell table:style-name="Table6.E2" office:value-type="string">
                  <text:p text:style-name="P16">1</text:p>
                </table:table-cell>
              </table:table-row>
              <table:table-row>
                <table:table-cell table:style-name="Table6.E2" table:number-columns-spanned="5" office:value-type="string">
                  <text:p text:style-name="P16">16+8+1 = <text:span text:style-name="T2">25</text:span></text:p>
                </table:table-cell>
                <table:covered-table-cell/>
                <table:covered-table-cell/>
                <table:covered-table-cell/>
                <table:covered-table-cell/>
              </table:table-row>
            </table:table>
            <text:p text:style-name="P13"/>
          </table:table-cell>
          <table:table-cell table:style-name="Table3.A1" office:value-type="string">
            <text:p text:style-name="P13"/>
            <table:table table:name="Table9" table:style-name="Table9">
              <table:table-column table:style-name="Table9.A"/>
              <table:table-column table:style-name="Table9.B" table:number-columns-repeated="4"/>
              <table:table-row>
                <table:table-cell table:style-name="Table9.A1" office:value-type="string">
                  <text:p text:style-name="P13">x16</text:p>
                </table:table-cell>
                <table:table-cell table:style-name="Table9.A1" office:value-type="string">
                  <text:p text:style-name="P13">x8</text:p>
                </table:table-cell>
                <table:table-cell table:style-name="Table9.A1" office:value-type="string">
                  <text:p text:style-name="P13">x4</text:p>
                </table:table-cell>
                <table:table-cell table:style-name="Table9.A1" office:value-type="string">
                  <text:p text:style-name="P13">x2</text:p>
                </table:table-cell>
                <table:table-cell table:style-name="Table9.E1" office:value-type="string">
                  <text:p text:style-name="P13">x1</text:p>
                </table:table-cell>
              </table:table-row>
              <table:table-row>
                <table:table-cell table:style-name="Table9.A2" office:value-type="string">
                  <text:p text:style-name="P16">0</text:p>
                </table:table-cell>
                <table:table-cell table:style-name="Table9.A2" office:value-type="string">
                  <text:p text:style-name="P16">1</text:p>
                </table:table-cell>
                <table:table-cell table:style-name="Table9.A2" office:value-type="string">
                  <text:p text:style-name="P16">1</text:p>
                </table:table-cell>
                <table:table-cell table:style-name="Table9.A2" office:value-type="string">
                  <text:p text:style-name="P16">1</text:p>
                </table:table-cell>
                <table:table-cell table:style-name="Table9.E2" office:value-type="string">
                  <text:p text:style-name="P16">1</text:p>
                </table:table-cell>
              </table:table-row>
              <table:table-row>
                <table:table-cell table:style-name="Table9.E2" table:number-columns-spanned="5" office:value-type="string">
                  <text:p text:style-name="P16">8+4+2+1 = <text:span text:style-name="T2">1</text:span><text:span text:style-name="T6">5</text:span></text:p>
                </table:table-cell>
                <table:covered-table-cell/>
                <table:covered-table-cell/>
                <table:covered-table-cell/>
                <table:covered-table-cell/>
              </table:table-row>
            </table:table>
            <text:p text:style-name="P13"/>
          </table:table-cell>
        </table:table-row>
      </table:table>
      <text:p text:style-name="P6"/>
      <text:h text:style-name="P26" text:outline-level="2">Command Line Arguments</text:h>
      <text:p text:style-name="P20"><text:tab/>A command line interface provides a way of interacting with a computer where the user issues commands one line at a time <text:span text:style-name="T29">which</text:span> are <text:span text:style-name="T29">then</text:span> interpreted and executed by the operating system. The general syntax of the commands are:</text:p>
      <text:p text:style-name="P22"><text:span text:style-name="T12">command</text:span> <text:span text:style-name="T10">[</text:span>optional flags<text:span text:style-name="T10">] [</text:span>optional arguments<text:span text:style-name="T10">]</text:span></text:p>
      <text:p text:style-name="P21"><text:span text:style-name="T13"><text:tab/>An example of such is the command</text:span><text:span text:style-name="T10"> </text:span><text:span text:style-name="T19">ls</text:span><text:span text:style-name="T11">, </text:span><text:span text:style-name="T14">which on UNIX systems lists the contents (files and subdirectories) of a directory. <text:s/>The </text:span><text:span text:style-name="T20">ls</text:span><text:span text:style-name="T18"> </text:span><text:span text:style-name="T14">command issued on its own without any </text:span><text:span text:style-name="T16">flags or </text:span><text:span text:style-name="T14">arguments will list the contents of the current working directory.</text:span></text:p>
      <text:p text:style-name="P24"><draw:frame draw:style-name="fr1" draw:name="Frame3" text:anchor-type="paragraph" svg:width="6.25in" draw:z-index="0"><draw:text-box fo:min-height="0.8835in"><text:p text:style-name="P30">favrod@uhx01:~$ ls</text:p><text:p text:style-name="P30">hw <text:s text:c="12"/>questions.txt</text:p><text:p text:style-name="P30">favrod@uhx01:~$ </text:p><text:p text:style-name="Preformatted_20_Text"/></draw:text-box></draw:frame><text:soft-page-break/><text:span text:style-name="T15"><text:tab/>In the snippet above, I've issued the </text:span><text:span text:style-name="T21">ls</text:span><text:span text:style-name="T15"> command in my </text:span><text:span text:style-name="T21">$HOME </text:span><text:span text:style-name="T15">(</text:span><text:span text:style-name="T21">~</text:span><text:span text:style-name="T15">) directory. This output is typical of</text:span><text:span text:style-name="T14"> most UNIX systems. </text:span><text:span text:style-name="T15">We see that there are two items </text:span><text:span text:style-name="T21">hw</text:span><text:span text:style-name="T15"> and </text:span><text:span text:style-name="T21">questions.txt</text:span><text:span text:style-name="T15">. From the </text:span><text:span text:style-name="T23">txt </text:span><text:span text:style-name="T15">file extension we can perhaps glean that </text:span><text:span text:style-name="T21">questions.txt </text:span><text:span text:style-name="T15">is a file (although file extensions don't matter to UNIX) but we really don't know what </text:span><text:span text:style-name="T21">hw </text:span><text:span text:style-name="T15">is. This is where the optional flags come in handy. </text:span><text:span text:style-name="T17">The </text:span><text:span text:style-name="T22">-F</text:span><text:span text:style-name="T17"> flag instructs the </text:span><text:span text:style-name="T22">ls</text:span><text:span text:style-name="T17"> command to “[m</text:span><text:span text:style-name="T15">ark</text:span><text:span text:style-name="T17">]</text:span><text:span text:style-name="T15"> directories with a trailing slash” </text:span><text:span text:style-name="T17">in the output.</text:span></text:p>
      <text:p text:style-name="Text_20_body"><draw:frame draw:style-name="fr1" draw:name="Frame1" text:anchor-type="paragraph" svg:width="6.25in" draw:z-index="1"><draw:text-box fo:min-height="0.9252in"><text:p text:style-name="Preformatted_20_Text">favrod@uhx01:~$ ls -F</text:p><text:p text:style-name="Preformatted_20_Text">hw/ <text:s text:c="12"/>questions.txt</text:p><text:p text:style-name="Preformatted_20_Text">favrod@uhx01:~$ </text:p><text:p text:style-name="Preformatted_20_Text"/></draw:text-box></draw:frame><text:tab/><text:span text:style-name="T25">ls</text:span><text:span text:style-name="T27"> can be used to get the contents of pretty much any directory as long as the user has the appropriate permissions. This is were the utility of the command line arguments comes in. These arguments provide a way for the user to change the behavior of the issued command. So instead of printing the contents of the current working directory we can print the contents of let's say the </text:span><text:span text:style-name="T25">hw/</text:span><text:span text:style-name="T27"> directory.</text:span></text:p>
      <text:p text:style-name="P24"><draw:frame draw:style-name="fr1" draw:name="Frame2" text:anchor-type="paragraph" svg:width="6.25in" draw:z-index="2"><draw:text-box fo:min-height="0.6681in"><text:p text:style-name="Preformatted_20_Text">favrod@uhx01:~$ ls -F hw/</text:p><text:p text:style-name="Preformatted_20_Text">1/ <text:s text:c="7"/>2/ <text:s text:c="7"/>3/ <text:s text:c="7"/>tmplt.c</text:p><text:p text:style-name="Preformatted_20_Text"/></draw:text-box></draw:frame><text:tab/><text:span text:style-name="T27">Another example of the use of command line arguments is commands that require user input. The </text:span><text:span text:style-name="T25">factor</text:span><text:span text:style-name="T27"> command is used to “</text:span>obtain the prime factors of a number.” <text:span text:style-name="T28">This number is provided by the user. If the user declines to provide initial input when calling </text:span><text:span text:style-name="T26">factor</text:span><text:span text:style-name="T28">, then the </text:span><text:span text:style-name="T26">factor</text:span><text:span text:style-name="T28"> program will enter interactive mode and for every valid input the user enters the factors will be displayed in the output.</text:span></text:p>
      <text:p text:style-name="P23"><draw:frame draw:style-name="fr1" draw:name="Frame4" text:anchor-type="paragraph" svg:width="6.25in" draw:z-index="3"><draw:text-box fo:min-height="0.8161in"><text:p text:style-name="Preformatted_20_Text">favrod@uhx01:~$ factor 25</text:p><text:p text:style-name="Preformatted_20_Text">25</text:p><text:p text:style-name="Preformatted_20_Text"><text:s text:c="5"/>5</text:p><text:p text:style-name="Preformatted_20_Text"><text:s text:c="5"/>5</text:p><text:p text:style-name="Preformatted_20_Text"/></draw:text-box></draw:frame><text:tab/>One need not know a different command for each task they would like to perform, they can customize commands by using their options to <text:span text:style-name="T29">achieve the results they desire</text:span>. It is through the use of commands and their optional flags and arguments that makes the command line interface <text:span text:style-name="T29">truly</text:span> useful.</text:p>
      <text:h text:style-name="P28" text:outline-level="1"><text:soft-page-break/>Part B</text:h>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Helvetica" svg:font-family="Helvetica"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officeooo:rsid="00172849" style:font-size-asian="10pt" style:font-size-complex="10pt"/>
    </style:style>
    <style:style style:name="MP2" style:family="paragraph" style:parent-style-name="Header">
      <style:paragraph-properties fo:text-align="end" style:justify-single-word="false"/>
      <style:text-properties fo:font-size="10pt" officeooo:rsid="0018a079" officeooo:paragraph-rsid="0018a07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ICS 212</text:p>
        <text:p text:style-name="MP2">Jason Favro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4T22:25:56.488104000</meta:creation-date>
    <dc:date>2014-09-15T11:32:08.892225000</dc:date>
    <meta:editing-duration>PT40M3S</meta:editing-duration>
    <meta:editing-cycles>7</meta:editing-cycles>
    <meta:generator>LibreOffice/4.3.0.4$MacOSX_X86_64 LibreOffice_project/62ad5818884a2fc2e5780dd45466868d41009ec0</meta:generator>
    <meta:document-statistic meta:table-count="6" meta:image-count="0" meta:object-count="0" meta:page-count="3" meta:paragraph-count="93" meta:word-count="567" meta:character-count="2966" meta:non-whitespace-character-count="2394"/>
  </office:meta>
</office:document-meta>
</file>